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1.882cm"/>
    </style:style>
    <style:style style:name="co4" style:family="table-column">
      <style:table-column-properties fo:break-before="auto" style:column-width="15.095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transparenc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ama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pagina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resumen</text:p>
          </table:table-cell>
          <table:table-cell office:value-type="string" calcext:value-type="string">
            <text:p>etiquetas</text:p>
          </table:table-cell>
          <table:table-cell table:style-name="Default" office:value-type="string" calcext:value-type="string">
            <text:p>creado</text:p>
          </table:table-cell>
          <table:table-cell table:style-name="Default" office:value-type="string" calcext:value-type="string">
            <text:p>modificado</text:p>
          </table:table-cell>
          <table:table-cell office:value-type="string" calcext:value-type="string">
            <text:p>filtro</text:p>
          </table:table-cell>
          <table:table-cell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articulo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18</text:p>
          </table:table-cell>
          <table:table-cell office:value-type="string" calcext:value-type="string">
            <text:p>Artículo 18</text:p>
          </table:table-cell>
          <table:table-cell office:value-type="string" calcext:value-type="string">
            <text:p>Transparencia, Artículo 18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0</text:p>
          </table:table-cell>
          <table:table-cell office:value-type="string" calcext:value-type="string">
            <text:p>Artículo 20</text:p>
          </table:table-cell>
          <table:table-cell office:value-type="string" calcext:value-type="string">
            <text:p>Transparencia, Artículo 20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1</text:p>
          </table:table-cell>
          <table:table-cell office:value-type="string" calcext:value-type="string">
            <text:p>Artículo 21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1-estructura-organica</text:p>
          </table:table-cell>
          <table:table-cell office:value-type="string" calcext:value-type="string">
            <text:p>Estructura Orgánic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02-marco-normativo</text:p>
          </table:table-cell>
          <table:table-cell office:value-type="string" calcext:value-type="string">
            <text:p>Marco Normativ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3-directorio</text:p>
          </table:table-cell>
          <table:table-cell office:value-type="string" calcext:value-type="string">
            <text:p>Directorio de Servidores Públic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 office:value-type="string" calcext:value-type="string">
            <text:p>2020-V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4-nombramientos-comisiones-licencias</text:p>
          </table:table-cell>
          <table:table-cell office:value-type="string" calcext:value-type="string">
            <text:p>Nombramientos, Comisiones y Licenci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5-remuneracion-mensual-puesto</text:p>
          </table:table-cell>
          <table:table-cell office:value-type="string" calcext:value-type="string">
            <text:p>Remuneración Mensual por Puest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6-declaracion-patrimonial</text:p>
          </table:table-cell>
          <table:table-cell office:value-type="string" calcext:value-type="string">
            <text:p>Declaración Patrimoni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7-viaticos-gastos-representacion</text:p>
          </table:table-cell>
          <table:table-cell office:value-type="string" calcext:value-type="string">
            <text:p>Viáticos y Gastos de Represent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8-perfil-puestos-curriculum-vitae</text:p>
          </table:table-cell>
          <table:table-cell office:value-type="string" calcext:value-type="string">
            <text:p>Perfil de Puestos y Currículum Vitae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9-convenios-colaboracion-contratos</text:p>
          </table:table-cell>
          <table:table-cell office:value-type="string" calcext:value-type="string">
            <text:p>Convenios de Colaboración y Contrat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10-condiciones-generales-trabajo</text:p>
          </table:table-cell>
          <table:table-cell office:value-type="string" calcext:value-type="string">
            <text:p>Condiciones Generales de Trabaj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1-planes-programas-proyectos-indicadores-gestion</text:p>
          </table:table-cell>
          <table:table-cell office:value-type="string" calcext:value-type="string">
            <text:p>Planes, Programas o Proyectos con Indicadores de Gest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2-servicios-tramites</text:p>
          </table:table-cell>
          <table:table-cell office:value-type="string" calcext:value-type="string">
            <text:p>Servicios y Trámit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3-mecanismo-solicitudes-opiniones-quejas-denuncias-sugerencias</text:p>
          </table:table-cell>
          <table:table-cell office:value-type="string" calcext:value-type="string">
            <text:p>Mecanismo de Solicitudes, Opiniones, Quejas, Denuncias o Sugerenci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14-mecanismo-participacion-ciudadana</text:p>
          </table:table-cell>
          <table:table-cell office:value-type="string" calcext:value-type="string">
            <text:p>Mecanismo de Participación Ciudadan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5-programas-subsidio</text:p>
          </table:table-cell>
          <table:table-cell office:value-type="string" calcext:value-type="string">
            <text:p>Programas de Subsidi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16-beneficiarios-programas-subsidio</text:p>
          </table:table-cell>
          <table:table-cell office:value-type="string" calcext:value-type="string">
            <text:p>Beneficiarios de los Programas de Subsidi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17-padron-beneficiarios-programas-sociales</text:p>
          </table:table-cell>
          <table:table-cell office:value-type="string" calcext:value-type="string">
            <text:p>Padrón de Beneficiarios de Programas Social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18-listado-personas-reciben-recursos-publicos</text:p>
          </table:table-cell>
          <table:table-cell office:value-type="string" calcext:value-type="string">
            <text:p>Listado de Personas que Reciben Recursos Públic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19-instituciones-beneficencia</text:p>
          </table:table-cell>
          <table:table-cell office:value-type="string" calcext:value-type="string">
            <text:p>Instituciones de Beneficienci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-presupuesto-asignado</text:p>
          </table:table-cell>
          <table:table-cell office:value-type="string" calcext:value-type="string">
            <text:p>Presupuesto Asignad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1-calendarizacion-reuniones-publicas</text:p>
          </table:table-cell>
          <table:table-cell office:value-type="string" calcext:value-type="string">
            <text:p>Calendariación de Reuniones Públic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22-unidad-transparencia</text:p>
          </table:table-cell>
          <table:table-cell office:value-type="string" calcext:value-type="string">
            <text:p>Unidad de Transparenci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23-catalogos-documentales-archivos</text:p>
          </table:table-cell>
          <table:table-cell office:value-type="string" calcext:value-type="string">
            <text:p>Catálogos Documentales de Archiv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 office:value-type="string" calcext:value-type="string">
            <text:p>2020-V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24-solicitudes-informacion-respuestas</text:p>
          </table:table-cell>
          <table:table-cell office:value-type="string" calcext:value-type="string">
            <text:p>Solicitudes de Información y Respuest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25-balances-estados-financieros</text:p>
          </table:table-cell>
          <table:table-cell office:value-type="string" calcext:value-type="string">
            <text:p>Balances y Estados Financier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6-deuda-publica</text:p>
          </table:table-cell>
          <table:table-cell office:value-type="string" calcext:value-type="string">
            <text:p>Deuda Públic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27-auditorias-practicadas-concluidas</text:p>
          </table:table-cell>
          <table:table-cell office:value-type="string" calcext:value-type="string">
            <text:p>Auditorías Practicadas y Concluíd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28-padron-proveedores</text:p>
          </table:table-cell>
          <table:table-cell office:value-type="string" calcext:value-type="string">
            <text:p>Padrón de Provedor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29-inspectores-visitadores</text:p>
          </table:table-cell>
          <table:table-cell office:value-type="string" calcext:value-type="string">
            <text:p>Inspectores y Visitador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30-convocatorias-concurso-licitaciones</text:p>
          </table:table-cell>
          <table:table-cell office:value-type="string" calcext:value-type="string">
            <text:p>Los resultados sobre procedimientos de adjudicación directa, invitación restringida y licit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31-agenda-mensual</text:p>
          </table:table-cell>
          <table:table-cell office:value-type="string" calcext:value-type="string">
            <text:p>Agenda Mensu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32-actas-entrega-recepcion</text:p>
          </table:table-cell>
          <table:table-cell office:value-type="string" calcext:value-type="string">
            <text:p>Actas de Entrega-Recep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3-georreferenciacion-obras-publicas</text:p>
          </table:table-cell>
          <table:table-cell office:value-type="string" calcext:value-type="string">
            <text:p>Georreferenciación de Obras Públic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34-indices-informacion-reservada</text:p>
          </table:table-cell>
          <table:table-cell office:value-type="string" calcext:value-type="string">
            <text:p>Índices de Información Reservad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35-guia-simple-archivos</text:p>
          </table:table-cell>
          <table:table-cell office:value-type="string" calcext:value-type="string">
            <text:p>Guía Simple de Archiv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 office:value-type="string" calcext:value-type="string">
            <text:p>2020-V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36-concesiones-licencias-permisos-autorizaciones</text:p>
          </table:table-cell>
          <table:table-cell office:value-type="string" calcext:value-type="string">
            <text:p>Concesiones, Licencias, Permisos y Autorizacion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37-concesiones-transporte-publico</text:p>
          </table:table-cell>
          <table:table-cell office:value-type="string" calcext:value-type="string">
            <text:p>Concesiones de Transporte Públic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38-entrega-recursos-publicos</text:p>
          </table:table-cell>
          <table:table-cell office:value-type="string" calcext:value-type="string">
            <text:p>Entrega de Recursos Públic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39-sistemas-pensionarios</text:p>
          </table:table-cell>
          <table:table-cell office:value-type="string" calcext:value-type="string">
            <text:p>Sistemas Pensionari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40-informe-anual-actividades</text:p>
          </table:table-cell>
          <table:table-cell office:value-type="string" calcext:value-type="string">
            <text:p>Informe Anual de Actividad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41-estadisticas-sobre-ingresos</text:p>
          </table:table-cell>
          <table:table-cell office:value-type="string" calcext:value-type="string">
            <text:p>Estadísticas sobre los Ingres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42-informacion-desclasificada</text:p>
          </table:table-cell>
          <table:table-cell office:value-type="string" calcext:value-type="string">
            <text:p>Información Desclasificad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43-preguntas-frecuentes-respuestas</text:p>
          </table:table-cell>
          <table:table-cell office:value-type="string" calcext:value-type="string">
            <text:p>Preguntas Frecuentes y sus Respuest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44-catalogo-informacion-adicional</text:p>
          </table:table-cell>
          <table:table-cell office:value-type="string" calcext:value-type="string">
            <text:p>Catálogo de Información Adicion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45-informe-acciones-realizadas-durante-contingencias</text:p>
          </table:table-cell>
          <table:table-cell office:value-type="string" calcext:value-type="string">
            <text:p>Informe sobre Acciones Realizadas durante Contingenci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46-aportaciones-municipios-emergencia-desastre</text:p>
          </table:table-cell>
          <table:table-cell office:value-type="string" calcext:value-type="string">
            <text:p>Aportaciones a Municipios en Emergencia o Desastre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47-sanciones-servidores-publicos</text:p>
          </table:table-cell>
          <table:table-cell office:value-type="string" calcext:value-type="string">
            <text:p>Listado de Servidores Públicos Sancionad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48-listado-parque-vehicular</text:p>
          </table:table-cell>
          <table:table-cell office:value-type="string" calcext:value-type="string">
            <text:p>Listado del Parque Vehicular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49-informacion-catastral</text:p>
          </table:table-cell>
          <table:table-cell office:value-type="string" calcext:value-type="string">
            <text:p>Información Catastr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50-proceso-catastral-valuacion</text:p>
          </table:table-cell>
          <table:table-cell office:value-type="string" calcext:value-type="string">
            <text:p>Proceso Catastral de Valu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51-mecanismos-midan-impacto-ambiental-social-demografico-economico</text:p>
          </table:table-cell>
          <table:table-cell office:value-type="string" calcext:value-type="string">
            <text:p>Mecanismos que midan el impacto ambiental, social, demográfico y económic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52-otra-informacion</text:p>
          </table:table-cell>
          <table:table-cell office:value-type="string" calcext:value-type="string">
            <text:p>Otra Inform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2</text:p>
          </table:table-cell>
          <table:table-cell office:value-type="string" calcext:value-type="string">
            <text:p>Artículo 22</text:p>
          </table:table-cell>
          <table:table-cell office:value-type="string" calcext:value-type="string">
            <text:p>Transparencia, Artículo 22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7</text:p>
          </table:table-cell>
          <table:table-cell office:value-type="string" calcext:value-type="string">
            <text:p>Artículo 27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1-estructura-jurisdiccional-administrativa</text:p>
          </table:table-cell>
          <table:table-cell office:value-type="string" calcext:value-type="string">
            <text:p>Estructura jurisdiccional y administrativ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02-funciones-unidades-jurisdiccionales-administrativas</text:p>
          </table:table-cell>
          <table:table-cell office:value-type="string" calcext:value-type="string">
            <text:p>Funciones de las unidades Jurisdiccionales y Administrativa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3-directorio</text:p>
          </table:table-cell>
          <table:table-cell office:value-type="string" calcext:value-type="string">
            <text:p>Directorio de los Órganos Jurisdiccionales y Administrativ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4-presupuesto-asignado</text:p>
          </table:table-cell>
          <table:table-cell office:value-type="string" calcext:value-type="string">
            <text:p>Presupuesto Asignado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5-fondo-mejoramiento-administracion-justicia</text:p>
          </table:table-cell>
          <table:table-cell office:value-type="string" calcext:value-type="string">
            <text:p>Fondo para el Mejoramiento de la Administración Justici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6-asuntos-iniciados-tramite-concluidos</text:p>
          </table:table-cell>
          <table:table-cell office:value-type="string" calcext:value-type="string">
            <text:p>Asuntos iniciados, en trámite y concluid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7-listas-acuerdos</text:p>
          </table:table-cell>
          <table:table-cell office:value-type="string" calcext:value-type="string">
            <text:p>Listas de acuerd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8-agenda-audiencias</text:p>
          </table:table-cell>
          <table:table-cell office:value-type="string" calcext:value-type="string">
            <text:p>Agenda de audiencia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9-sentencias-causado-ejecutoria</text:p>
          </table:table-cell>
          <table:table-cell office:value-type="string" calcext:value-type="string">
            <text:p>Sentencias que hayan causado ejecutori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10-actas-visitas-inspeccion</text:p>
          </table:table-cell>
          <table:table-cell office:value-type="string" calcext:value-type="string">
            <text:p>Actas de las visitas de inspección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1-calendario-dias-inhabiles</text:p>
          </table:table-cell>
          <table:table-cell office:value-type="string" calcext:value-type="string">
            <text:p>Calendario de días inhábile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2-ubicacion-expedientes</text:p>
          </table:table-cell>
          <table:table-cell office:value-type="string" calcext:value-type="string">
            <text:p>Ubicación de los expediente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3-formatos-procedimientos</text:p>
          </table:table-cell>
          <table:table-cell office:value-type="string" calcext:value-type="string">
            <text:p>Formatos de procedimient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14-estadisticas-amparos</text:p>
          </table:table-cell>
          <table:table-cell office:value-type="string" calcext:value-type="string">
            <text:p>Estadísticas de ampar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5-programas-cursos-consejo-judicatura</text:p>
          </table:table-cell>
          <table:table-cell office:value-type="string" calcext:value-type="string">
            <text:p>Programas y cursos del Consejo de la Judicatur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16-procedimientos-justicia-constitucional</text:p>
          </table:table-cell>
          <table:table-cell office:value-type="string" calcext:value-type="string">
            <text:p>Procedimientos de justicia constitucional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17-glosa-debate</text:p>
          </table:table-cell>
          <table:table-cell office:value-type="string" calcext:value-type="string">
            <text:p>Glosa de debate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18-sanciones-disciplinarias</text:p>
          </table:table-cell>
          <table:table-cell office:value-type="string" calcext:value-type="string">
            <text:p>Sanciones disciplinarias impuestas a los integrantes del Poder Judicial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19-tesis-aisladas</text:p>
          </table:table-cell>
          <table:table-cell office:value-type="string" calcext:value-type="string">
            <text:p>Tesis aislada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-lista-peritos</text:p>
          </table:table-cell>
          <table:table-cell office:value-type="string" calcext:value-type="string">
            <text:p>Lista de perit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1-sistema-pensionario</text:p>
          </table:table-cell>
          <table:table-cell office:value-type="string" calcext:value-type="string">
            <text:p>Sistema pensionario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22-otra-informacion</text:p>
          </table:table-cell>
          <table:table-cell office:value-type="string" calcext:value-type="string">
            <text:p>Otra Información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23-seleccion-jueces-magistrados</text:p>
          </table:table-cell>
          <table:table-cell office:value-type="string" calcext:value-type="string">
            <text:p>Selección de jueces y magistrad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citacio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citaciones</text:p>
          </table:table-cell>
          <table:table-cell office:value-type="string" calcext:value-type="string">
            <text:p>Licitacione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09:02:17.8965286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07T09:02:31.044883010</dc:date>
    <meta:editing-duration>PT10M40S</meta:editing-duration>
    <meta:editing-cycles>6</meta:editing-cycles>
    <meta:generator>LibreOffice/6.3.5.2$Linux_X86_64 LibreOffice_project/30$Build-2</meta:generator>
    <meta:document-statistic meta:table-count="1" meta:cell-count="742" meta:object-count="0"/>
  </office:meta>
</office:document-meta>
</file>